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erialWrite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erialWrite</text:h>
                    <text:list>
                        <text:list-item>
                            <text:h text:style-name="Heading_20_2" text:outline-level="2">Description</text:h>
                        </text:list-item>
                    </text:list>
                </text:list-item>
            </text:list>

            <text:p text:style-name="Standard"><text:span>Sends a string to the serial port.</text:span></text:p><text:p text:style-name="Standard"/>

            
                <text:list xml:id="list_SerialWrite2" text:continue-numbering="true" text:continue-list="list_SerialWrite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erialWrite6" text:continue-numbering="true" text:style-name="Outline">
                                                <text:list-item>
                                                    <text:list>
                                                        <text:list-item>
                                                            <text:list>
                                                                <text:list-item>
                                                                    <text:h text:style-name="Heading_20_3" text:outline-level="3">
                                                                        Connection
                                                                        <text:s text:c="4"/>
                                                                        <text:span text:style-name="T2">EXPRESSION (object:SerialConnection)</text:span>
                                                                    </text:h>
                                                                </text:list-item>
                                                            </text:list>
                                                        </text:list-item>
                                                    </text:list>
                                                </text:list-item>
                                            </text:list>
                                            <text:p text:style-name="Standard"><text:span>The name of the serial connection.</text:span></text:p><text:p text:style-name="Standard"/>,
                                            <text:list xml:id="list_SerialWrite7" text:continue-numbering="true" text:continue-list="list_SerialWrite6" text:style-name="Outline">
                                                <text:list-item>
                                                    <text:list>
                                                        <text:list-item>
                                                            <text:list>
                                                                <text:list-item>
                                                                    <text:h text:style-name="Heading_20_3" text:outline-level="3">
                                                                        Data
                                                                        <text:s text:c="4"/>
                                                                        <text:span text:style-name="T2">EXPRESSION (string)</text:span>
                                                                    </text:h>
                                                                </text:list-item>
                                                            </text:list>
                                                        </text:list-item>
                                                    </text:list>
                                                </text:list-item>
                                            </text:list>
                                            <text:p text:style-name="Standard"><text:span>The string that is sent to the serial port.</text:span></text:p><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SerialWrite8" text:continue-numbering="true" text:continue-list="list_SerialWrite7"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erialWrite9" text:continue-numbering="true" text:continue-list="list_SerialWrite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p text:style-name="Standard"/>,
                                            <text:list xml:id="list_SerialWrite10" text:continue-numbering="true" text:continue-list="list_SerialWrite9"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p text:style-name="Standard"/>,
                                            <text:list xml:id="list_SerialWrite11" text:continue-numbering="true" text:continue-list="list_SerialWrite10"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erialWrite12" text:continue-numbering="true" text:continue-list="list_SerialWrite11"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p text:style-name="Standard"/><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p text:style-name="Standard"/>
                            </table:table-cell>
                        </table:table-row>
                    </table:table>

            
                <text:list xml:id="list_SerialWrite3" text:continue-numbering="true" text:continue-list="list_SerialWrite2" text:style-name="Outline">
                    <text:list-item>
                        <text:list>
                            <text:list-item>
                                <text:h text:style-name="Heading_20_2" text:outline-level="2">Inputs</text:h>
                            </text:list-item>
                        </text:list>
                    </text:list-item>
                </text:list>

                
                            <text:list xml:id="list_SerialWrite13"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p text:style-name="Standard"/>

            
                <text:list xml:id="list_SerialWrite4" text:continue-numbering="true" text:continue-list="list_SerialWrite3" text:style-name="Outline">
                    <text:list-item>
                        <text:list>
                            <text:list-item>
                                <text:h text:style-name="Heading_20_2" text:outline-level="2">Outputs</text:h>
                            </text:list-item>
                        </text:list>
                    </text:list-item>
                </text:list>

                
                            <text:list xml:id="list_SerialWrite14"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p text:style-name="Standard"/>


            
                    <text:list xml:id="list_SerialWrite5" text:continue-numbering="true" text:continue-list="list_SerialWrite4" text:style-name="Outline">
                        <text:list-item>
                            <text:list>
                                <text:list-item>
                                    <text:h text:style-name="Heading_20_2" text:outline-level="2">Examples</text:h>
                                </text:list-item>
                            </text:list>
                        </text:list-item>
                    </text:list>
                    <text:p text:style-name="Standard"/>
                    <text:list xml:id="list_SerialWrite15" text:style-name="List_20_1">
                    <text:list-item>
                            <text:p text:style-name="List_20_1_20_Start">
                            <text:span><text:span text:style-name="T1">SerialPort</text:span></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